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number-columns-repeated="4" table:default-cell-style-name="Default"/>
        <table:table-column table:style-name="co1" table:number-columns-repeated="6" table:default-cell-style-name="ce9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Types:</text:p>
          </table:table-cell>
          <table:table-cell table:style-name="ce3" office:value-type="float" office:value="0">
            <text:p>0</text:p>
          </table:table-cell>
          <table:table-cell office:value-type="string">
            <text:p>Original OpenCV algorithm with floating point coefficien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OpenCV algorithm with approximated coefficients (integer / normalization)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3">
            <text:p>3</text:p>
          </table:table-cell>
          <table:table-cell office:value-type="string">
            <text:p>Filtro HW – integer coefficient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 table:number-columns-spanned="3" table:number-rows-spanned="1">
            <text:p>Between lena_gray and resulting image</text:p>
          </table:table-cell>
          <table:covered-table-cell table:number-columns-repeated="2"/>
          <table:table-cell table:style-name="ce10" office:value-type="string" table:number-columns-spanned="3" table:number-rows-spanned="1">
            <text:p>Between OpenCV (0) and 2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6" office:value-type="string">
            <text:p>Alg type</text:p>
          </table:table-cell>
          <table:table-cell table:style-name="ce6" office:value-type="string">
            <text:p>PSNR</text:p>
          </table:table-cell>
          <table:table-cell table:style-name="ce6" office:value-type="string">
            <text:p>MSSIM</text:p>
          </table:table-cell>
          <table:table-cell table:style-name="ce6" office:value-type="string">
            <text:p>FSIM</text:p>
          </table:table-cell>
          <table:table-cell table:style-name="ce6" office:value-type="string">
            <text:p>PSNR</text:p>
          </table:table-cell>
          <table:table-cell table:style-name="ce6" office:value-type="string">
            <text:p>MSSIM</text:p>
          </table:table-cell>
          <table:table-cell table:style-name="ce6" office:value-type="string">
            <text:p>FSIM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45.99">
            <text:p>45,99</text:p>
          </table:table-cell>
          <table:table-cell office:value-type="float" office:value="0.9965">
            <text:p>0,9965</text:p>
          </table:table-cell>
          <table:table-cell office:value-type="float" office:value="0.7302">
            <text:p>0,7302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4">
            <text:p>0,4</text:p>
          </table:table-cell>
          <table:table-cell table:style-name="ce8" office:value-type="string">
            <text:p>2</text:p>
          </table:table-cell>
          <table:table-cell office:value-type="float" office:value="48.98">
            <text:p>48,98</text:p>
          </table:table-cell>
          <table:table-cell office:value-type="float" office:value="0.9971">
            <text:p>0,9971</text:p>
          </table:table-cell>
          <table:table-cell office:value-type="float" office:value="0.7299">
            <text:p>0,7299</text:p>
          </table:table-cell>
          <table:table-cell office:value-type="float" office:value="48.91">
            <text:p>48,91</text:p>
          </table:table-cell>
          <table:table-cell office:value-type="float" office:value="0.9987">
            <text:p>0,9987</text:p>
          </table:table-cell>
          <table:table-cell office:value-type="float" office:value="0.9999">
            <text:p>0,9999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40.27">
            <text:p>40,27</text:p>
          </table:table-cell>
          <table:table-cell office:value-type="float" office:value="0.981">
            <text:p>0,981</text:p>
          </table:table-cell>
          <table:table-cell office:value-type="float" office:value="0.7315">
            <text:p>0,7315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5">
            <text:p>0,5</text:p>
          </table:table-cell>
          <table:table-cell table:style-name="ce8" office:value-type="string">
            <text:p>2</text:p>
          </table:table-cell>
          <table:table-cell office:value-type="float" office:value="40.03">
            <text:p>40,03</text:p>
          </table:table-cell>
          <table:table-cell office:value-type="float" office:value="0.9797">
            <text:p>0,9797</text:p>
          </table:table-cell>
          <table:table-cell office:value-type="float" office:value="0.7315">
            <text:p>0,7315</text:p>
          </table:table-cell>
          <table:table-cell office:value-type="float" office:value="61.01">
            <text:p>61,01</text:p>
          </table:table-cell>
          <table:table-cell office:value-type="float" office:value="0.9996">
            <text:p>0,999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office:value-type="float" office:value="33.89">
            <text:p>33,89</text:p>
          </table:table-cell>
          <table:table-cell office:value-type="float" office:value="0.9012">
            <text:p>0,9012</text:p>
          </table:table-cell>
          <table:table-cell office:value-type="float" office:value="0.7338">
            <text:p>0,7338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4.52">
            <text:p>34,52</text:p>
          </table:table-cell>
          <table:table-cell office:value-type="float" office:value="0.9749">
            <text:p>0,9749</text:p>
          </table:table-cell>
          <table:table-cell office:value-type="float" office:value="0.7335">
            <text:p>0,7335</text:p>
          </table:table-cell>
          <table:table-cell office:value-type="float" office:value="53.67">
            <text:p>53,67</text:p>
          </table:table-cell>
          <table:table-cell office:value-type="float" office:value="0.998">
            <text:p>0,998</text:p>
          </table:table-cell>
          <table:table-cell office:value-type="float" office:value="0.9998">
            <text:p>0,9998</text:p>
          </table:table-cell>
        </table:table-row>
        <table:table-row table:style-name="ro1">
          <table:table-cell table:number-columns-repeated="7"/>
          <table:table-cell table:style-name="ce10"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4.04">
            <text:p>34,04</text:p>
          </table:table-cell>
          <table:table-cell office:value-type="float" office:value="0.9097">
            <text:p>0,9097</text:p>
          </table:table-cell>
          <table:table-cell office:value-type="float" office:value="0.7343">
            <text:p>0,7343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0.8">
            <text:p>0,8</text:p>
          </table:table-cell>
          <table:table-cell table:style-name="ce8" office:value-type="string">
            <text:p>2</text:p>
          </table:table-cell>
          <table:table-cell office:value-type="float" office:value="34.14">
            <text:p>34,14</text:p>
          </table:table-cell>
          <table:table-cell office:value-type="float" office:value="0.9135">
            <text:p>0,9135</text:p>
          </table:table-cell>
          <table:table-cell office:value-type="float" office:value="0.7341">
            <text:p>0,7341</text:p>
          </table:table-cell>
          <table:table-cell office:value-type="float" office:value="48.75">
            <text:p>48,75</text:p>
          </table:table-cell>
          <table:table-cell office:value-type="float" office:value="0.9981">
            <text:p>0,9981</text:p>
          </table:table-cell>
          <table:table-cell office:value-type="float" office:value="0.9998">
            <text:p>0,9998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2.35">
            <text:p>32,35</text:p>
          </table:table-cell>
          <table:table-cell office:value-type="float" office:value="0.8732">
            <text:p>0,8732</text:p>
          </table:table-cell>
          <table:table-cell office:value-type="float" office:value="0.7358">
            <text:p>0,7358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2.27">
            <text:p>32,27</text:p>
          </table:table-cell>
          <table:table-cell office:value-type="float" office:value="0.8739">
            <text:p>0,8739</text:p>
          </table:table-cell>
          <table:table-cell office:value-type="float" office:value="0.7363">
            <text:p>0,7363</text:p>
          </table:table-cell>
          <table:table-cell office:value-type="float" office:value="43.52">
            <text:p>43,52</text:p>
          </table:table-cell>
          <table:table-cell office:value-type="float" office:value="0.9978">
            <text:p>0,9978</text:p>
          </table:table-cell>
          <table:table-cell office:value-type="float" office:value="0.9998">
            <text:p>0,9998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office:value-type="float" office:value="30.97">
            <text:p>30,97</text:p>
          </table:table-cell>
          <table:table-cell office:value-type="float" office:value="0.8362">
            <text:p>0,8362</text:p>
          </table:table-cell>
          <table:table-cell office:value-type="float" office:value="0.7379">
            <text:p>0,7379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3">
            <text:p>1,3</text:p>
          </table:table-cell>
          <table:table-cell table:style-name="ce8" office:value-type="string">
            <text:p>2</text:p>
          </table:table-cell>
          <table:table-cell office:value-type="float" office:value="30.87">
            <text:p>30,87</text:p>
          </table:table-cell>
          <table:table-cell office:value-type="float" office:value="0.835">
            <text:p>0,835</text:p>
          </table:table-cell>
          <table:table-cell office:value-type="float" office:value="0.7382">
            <text:p>0,7382</text:p>
          </table:table-cell>
          <table:table-cell office:value-type="float" office:value="56.75">
            <text:p>56,75</text:p>
          </table:table-cell>
          <table:table-cell office:value-type="float" office:value="0.999">
            <text:p>0,999</text:p>
          </table:table-cell>
          <table:table-cell office:value-type="float" office:value="0.9999">
            <text:p>0,9999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32.26">
            <text:p>32,26</text:p>
          </table:table-cell>
          <table:table-cell office:value-type="float" office:value="0.8706">
            <text:p>0,8706</text:p>
          </table:table-cell>
          <table:table-cell office:value-type="float" office:value="0.7363">
            <text:p>0,7363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2</text:p>
          </table:table-cell>
          <table:table-cell office:value-type="float" office:value="32.26">
            <text:p>32,26</text:p>
          </table:table-cell>
          <table:table-cell office:value-type="float" office:value="0.8708">
            <text:p>0,8708</text:p>
          </table:table-cell>
          <table:table-cell office:value-type="float" office:value="0.7364">
            <text:p>0,7364</text:p>
          </table:table-cell>
          <table:table-cell office:value-type="float" office:value="65.79">
            <text:p>65,79</text:p>
          </table:table-cell>
          <table:table-cell office:value-type="float" office:value="0.9999">
            <text:p>0,999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30.95">
            <text:p>30,95</text:p>
          </table:table-cell>
          <table:table-cell office:value-type="float" office:value="0.8383">
            <text:p>0,8383</text:p>
          </table:table-cell>
          <table:table-cell office:value-type="float" office:value="0.7384">
            <text:p>0,7384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2">
            <text:p>1,2</text:p>
          </table:table-cell>
          <table:table-cell table:style-name="ce8" office:value-type="string">
            <text:p>2</text:p>
          </table:table-cell>
          <table:table-cell office:value-type="float" office:value="30.9">
            <text:p>30,9</text:p>
          </table:table-cell>
          <table:table-cell office:value-type="float" office:value="0.8372">
            <text:p>0,8372</text:p>
          </table:table-cell>
          <table:table-cell office:value-type="float" office:value="0.7385">
            <text:p>0,7385</text:p>
          </table:table-cell>
          <table:table-cell office:value-type="float" office:value="60.27">
            <text:p>60,27</text:p>
          </table:table-cell>
          <table:table-cell office:value-type="float" office:value="0.9996">
            <text:p>0,999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office:value-type="float" office:value="29.45">
            <text:p>29,45</text:p>
          </table:table-cell>
          <table:table-cell office:value-type="float" office:value="0.8029">
            <text:p>0,8029</text:p>
          </table:table-cell>
          <table:table-cell office:value-type="float" office:value="0.7407">
            <text:p>0,7407</text:p>
          </table:table-cell>
          <table:table-cell table:style-name="ce10" office:value-type="string">
            <text:p>+ INF</text:p>
          </table:table-cell>
          <table:table-cell table:number-columns-repeated="2" table:style-name="ce10" office:value-type="string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.5">
            <text:p>1,5</text:p>
          </table:table-cell>
          <table:table-cell table:style-name="ce8" office:value-type="string">
            <text:p>2</text:p>
          </table:table-cell>
          <table:table-cell office:value-type="float" office:value="29.63">
            <text:p>29,63</text:p>
          </table:table-cell>
          <table:table-cell office:value-type="float" office:value="0.8007">
            <text:p>0,8007</text:p>
          </table:table-cell>
          <table:table-cell office:value-type="float" office:value="0.7407">
            <text:p>0,7407</text:p>
          </table:table-cell>
          <table:table-cell office:value-type="float" office:value="48.83">
            <text:p>48,83</text:p>
          </table:table-cell>
          <table:table-cell office:value-type="float" office:value="0.9978">
            <text:p>0,9978</text:p>
          </table:table-cell>
          <table:table-cell office:value-type="float" office:value="0.9998">
            <text:p>0,999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103">
            <text:p>103</text:p>
          </table:table-cell>
          <table:table-cell table:style-name="ce7" office:value-type="float" office:value="0">
            <text:p>0</text:p>
          </table:table-cell>
          <table:table-cell office:value-type="float" office:value="22.15">
            <text:p>22,15</text:p>
          </table:table-cell>
          <table:table-cell office:value-type="float" office:value="0.6018">
            <text:p>0,6018</text:p>
          </table:table-cell>
          <table:table-cell office:value-type="float" office:value="0.6932">
            <text:p>0,6932</text:p>
          </table:table-cell>
          <table:table-cell office:value-type="string">
            <text:p>+ 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office:value-type="float" office:value="22.15">
            <text:p>22,15</text:p>
          </table:table-cell>
          <table:table-cell office:value-type="float" office:value="0.6024">
            <text:p>0,6024</text:p>
          </table:table-cell>
          <table:table-cell office:value-type="float" office:value="0.6935">
            <text:p>0,6935</text:p>
          </table:table-cell>
          <table:table-cell office:value-type="float" office:value="51.04">
            <text:p>51,04</text:p>
          </table:table-cell>
          <table:table-cell office:value-type="float" office:value="0.9994">
            <text:p>0,9994</text:p>
          </table:table-cell>
          <table:table-cell office:value-type="float" office:value="0.9997">
            <text:p>0,99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n_blur</text:p>
          </table:table-cell>
          <table:table-cell table:style-name="ce4" office:value-type="float" office:value="103">
            <text:p>103</text:p>
          </table:table-cell>
          <table:table-cell table:style-name="ce7" office:value-type="float" office:value="0">
            <text:p>0</text:p>
          </table:table-cell>
          <table:table-cell office:value-type="float" office:value="18.38">
            <text:p>18,38</text:p>
          </table:table-cell>
          <table:table-cell office:value-type="float" office:value="0.5523">
            <text:p>0,5523</text:p>
          </table:table-cell>
          <table:table-cell office:value-type="float" office:value="0.5928">
            <text:p>0,5928</text:p>
          </table:table-cell>
          <table:table-cell office:value-type="string">
            <text:p>+ INF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σ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office:value-type="float" office:value="14.46">
            <text:p>14,46</text:p>
          </table:table-cell>
          <table:table-cell office:value-type="float" office:value="0.5276">
            <text:p>0,5276</text:p>
          </table:table-cell>
          <table:table-cell office:value-type="float" office:value="0.5872">
            <text:p>0,5872</text:p>
          </table:table-cell>
          <table:table-cell office:value-type="float" office:value="16.36">
            <text:p>16,36</text:p>
          </table:table-cell>
          <table:table-cell office:value-type="float" office:value="0.8945">
            <text:p>0,8945</text:p>
          </table:table-cell>
          <table:table-cell office:value-type="float" office:value="0.9727">
            <text:p>0,9727</text:p>
          </table:table-cell>
        </table:table-row>
        <table:table-row table:style-name="ro2" table:number-rows-repeated="104853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18.08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08T18:08:18</dc:date>
    <dc:creator>Stefano Cillo</dc:creator>
    <meta:editing-duration>PT2H16M40S</meta:editing-duration>
    <meta:editing-cycles>2</meta:editing-cycles>
    <meta:generator>OpenOffice/4.1.1$Unix OpenOffice.org_project/411m6$Build-9775</meta:generator>
    <meta:document-statistic meta:table-count="3" meta:cell-count="214" meta:object-count="0"/>
  </office:meta>
</office:document-meta>
</file>